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jari Regular" svg:font-family="'Manjari Regular'" style:font-family-generic="system" style:font-pitch="variable"/>
  </office:font-face-decls>
  <office:automatic-styles>
    <style:style style:name="Table1" style:family="table">
      <style:table-properties style:width="2.75in" fo:margin-left="1.3444in" table:align="left" style:writing-mode="lr-tb"/>
    </style:style>
    <style:style style:name="Table1.A" style:family="table-column">
      <style:table-column-properties style:column-width="0.875in"/>
    </style:style>
    <style:style style:name="Table1.B"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MP0">
      <style:paragraph-properties fo:text-align="center" style:justify-single-word="false" style:page-number="auto" fo:break-before="page"/>
    </style:style>
    <style:style style:name="P2" style:family="paragraph" style:parent-style-name="Standard" style:list-style-name="L1">
      <style:text-properties style:font-name="Manjari Regular" fo:font-size="10.5pt" fo:language="es" fo:country="AR" fo:font-style="italic" style:text-underline-style="none" style:font-size-asian="10.5pt" style:font-style-asian="italic" style:font-style-complex="italic"/>
    </style:style>
    <style:style style:name="P3" style:family="paragraph" style:parent-style-name="Standard">
      <style:text-properties style:font-name="Manjari Regular" fo:font-size="10.5pt" fo:language="es" fo:country="AR" style:text-underline-style="none" style:font-size-asian="10.5pt"/>
    </style:style>
    <style:style style:name="P4" style:family="paragraph" style:parent-style-name="Standard">
      <style:paragraph-properties fo:text-align="center" style:justify-single-word="false"/>
      <style:text-properties style:font-name="Manjari Regular" fo:font-size="10.5pt" fo:language="es" fo:country="AR" style:text-underline-style="none" style:font-size-asian="10.5pt"/>
    </style:style>
    <style:style style:name="P5" style:family="paragraph" style:parent-style-name="Standard">
      <style:paragraph-properties fo:text-align="justify" style:justify-single-word="false"/>
      <style:text-properties style:font-name="Manjari Regular" fo:font-size="10.5pt" fo:language="es" fo:country="AR" style:text-underline-style="none" style:font-size-asian="10.5pt"/>
    </style:style>
    <style:style style:name="P6" style:family="paragraph" style:parent-style-name="Standard" style:list-style-name="L1">
      <style:text-properties style:font-name="Manjari Regular" fo:font-size="10.5pt" fo:language="es" fo:country="AR" style:text-underline-style="none" style:font-size-asian="10.5pt"/>
    </style:style>
    <style:style style:name="P7" style:family="paragraph" style:parent-style-name="Standard" style:list-style-name="L1">
      <style:paragraph-properties>
        <style:tab-stops/>
      </style:paragraph-properties>
      <style:text-properties style:font-name="Manjari Regular" fo:font-size="10.5pt" fo:language="es" fo:country="AR" style:text-underline-style="none" officeooo:rsid="000dafda" officeooo:paragraph-rsid="000e2826" style:font-size-asian="10.5pt"/>
    </style:style>
    <style:style style:name="P8" style:family="paragraph" style:parent-style-name="Standard">
      <style:paragraph-properties>
        <style:tab-stops/>
      </style:paragraph-properties>
      <style:text-properties style:font-name="Manjari Regular" fo:font-size="10.5pt" fo:language="es" fo:country="AR" style:text-underline-style="none" officeooo:rsid="000e2826" officeooo:paragraph-rsid="000e2826" style:font-size-asian="10.5pt"/>
    </style:style>
    <style:style style:name="P9" style:family="paragraph" style:parent-style-name="Standard">
      <style:text-properties style:font-name="Manjari Regular" fo:font-size="10.5pt" fo:language="es" fo:country="AR" style:text-underline-style="none" fo:font-weight="bold" style:font-size-asian="10.5pt" style:font-weight-asian="bold" style:font-weight-complex="bold"/>
    </style:style>
    <style:style style:name="P10" style:family="paragraph" style:parent-style-name="Standard">
      <style:paragraph-properties fo:text-align="center" style:justify-single-word="false"/>
      <style:text-properties style:font-name="Manjari Regular" fo:font-size="18pt" fo:language="es" fo:country="AR" style:text-underline-style="none" style:text-underline-mode="continuous" style:text-overline-mode="continuous" style:text-line-through-mode="continuous" style:font-size-asian="18pt" style:font-size-complex="18pt"/>
    </style:style>
    <style:style style:name="P11" style:family="paragraph" style:parent-style-name="Standard">
      <style:paragraph-properties fo:text-align="center" style:justify-single-word="false"/>
      <style:text-properties style:font-name="Manjari Regular" fo:font-size="18pt" fo:language="es" fo:country="AR" fo:font-style="italic" style:text-underline-style="none" style:text-underline-mode="continuous" style:text-overline-mode="continuous" style:text-line-through-mode="continuous" style:font-size-asian="18pt" style:font-style-asian="italic" style:font-size-complex="18pt" style:font-style-complex="italic"/>
    </style:style>
    <style:style style:name="P12" style:family="paragraph" style:parent-style-name="Standard" style:list-style-name="L1">
      <style:paragraph-properties fo:text-align="justify" style:justify-single-word="false">
        <style:tab-stops/>
      </style:paragraph-properties>
      <style:text-properties style:text-underline-style="none" officeooo:rsid="0011b64f" officeooo:paragraph-rsid="0011b64f"/>
    </style:style>
    <style:style style:name="P13" style:family="paragraph" style:parent-style-name="Standard" style:list-style-name="L1">
      <style:paragraph-properties fo:text-align="justify" style:justify-single-word="false">
        <style:tab-stops/>
      </style:paragraph-properties>
      <style:text-properties style:text-underline-style="none" officeooo:rsid="00151efa" officeooo:paragraph-rsid="00151efa"/>
    </style:style>
    <style:style style:name="P14" style:family="paragraph" style:parent-style-name="Standard" style:list-style-name="L1">
      <style:paragraph-properties fo:text-align="justify" style:justify-single-word="false">
        <style:tab-stops/>
      </style:paragraph-properties>
      <style:text-properties style:text-underline-style="none" officeooo:rsid="001625b8" officeooo:paragraph-rsid="001625b8"/>
    </style:style>
    <style:style style:name="P15" style:family="paragraph" style:parent-style-name="Standard" style:list-style-name="L1">
      <style:paragraph-properties fo:text-align="justify" style:justify-single-word="false">
        <style:tab-stops/>
      </style:paragraph-properties>
      <style:text-properties style:text-underline-style="none" officeooo:rsid="001752c4" officeooo:paragraph-rsid="001752c4"/>
    </style:style>
    <style:style style:name="P16" style:family="paragraph" style:parent-style-name="Standard" style:list-style-name="L1">
      <style:paragraph-properties fo:text-align="justify" style:justify-single-word="false">
        <style:tab-stops/>
      </style:paragraph-properties>
      <style:text-properties style:text-underline-style="none" officeooo:rsid="0018dea0" officeooo:paragraph-rsid="0018dea0"/>
    </style:style>
    <style:style style:name="P17" style:family="paragraph" style:parent-style-name="Standard">
      <style:paragraph-properties fo:text-align="justify" style:justify-single-word="false">
        <style:tab-stops/>
      </style:paragraph-properties>
      <style:text-properties style:text-underline-style="none" officeooo:rsid="0018dea0" officeooo:paragraph-rsid="0018dea0"/>
    </style:style>
    <style:style style:name="P18" style:family="paragraph" style:parent-style-name="Standard" style:list-style-name="L1">
      <style:paragraph-properties fo:margin-left="0.9846in" fo:margin-right="0in" fo:text-indent="-0.1972in" style:auto-text-indent="false">
        <style:tab-stops/>
      </style:paragraph-properties>
      <style:text-properties style:font-name="Manjari Regular" fo:font-size="10.5pt" fo:language="es" fo:country="AR" style:text-underline-style="none" style:font-size-asian="10.5pt"/>
    </style:style>
    <style:style style:name="P19" style:family="paragraph" style:parent-style-name="Standard">
      <style:paragraph-properties fo:margin-left="1in" fo:margin-right="0in" fo:text-indent="0in" style:auto-text-indent="false">
        <style:tab-stops/>
      </style:paragraph-properties>
      <style:text-properties style:font-name="Manjari Regular" fo:font-size="10.5pt" fo:language="es" fo:country="AR" style:text-underline-style="none" style:font-size-asian="10.5pt"/>
    </style:style>
    <style:style style:name="P20" style:family="paragraph" style:parent-style-name="Standard">
      <style:paragraph-properties fo:margin-left="0.75in" fo:margin-right="0in" fo:text-indent="0in" style:auto-text-indent="false">
        <style:tab-stops/>
      </style:paragraph-properties>
      <style:text-properties style:font-name="Manjari Regular" fo:font-size="10.5pt" fo:language="es" fo:country="AR" style:text-underline-style="none" style:font-size-asian="10.5pt"/>
    </style:style>
    <style:style style:name="P21" style:family="paragraph" style:parent-style-name="Standard">
      <loext:graphic-properties draw:fill="none"/>
      <style:paragraph-properties fo:margin-left="0.75in" fo:margin-right="0in" fo:text-align="justify" style:justify-single-word="false" fo:hyphenation-ladder-count="no-limit" fo:text-indent="0in" style:auto-text-indent="false" fo:background-color="transparent">
        <style:tab-stops/>
      </style:paragraph-properties>
      <style:text-properties style:text-underline-style="none" officeooo:rsid="000e2826" officeooo:paragraph-rsid="000e2826" fo:hyphenate="false"/>
    </style:style>
    <style:style style:name="P22" style:family="paragraph" style:parent-style-name="Standard">
      <loext:graphic-properties draw:fill="none"/>
      <style:paragraph-properties fo:margin-left="0.75in" fo:margin-right="0in" fo:text-align="justify" style:justify-single-word="false" fo:hyphenation-ladder-count="no-limit" fo:text-indent="0in" style:auto-text-indent="false" fo:background-color="transparent">
        <style:tab-stops/>
      </style:paragraph-properties>
      <style:text-properties style:text-underline-style="none" officeooo:rsid="001c7aff" officeooo:paragraph-rsid="001c7aff" fo:hyphenate="false"/>
    </style:style>
    <style:style style:name="P23" style:family="paragraph" style:parent-style-name="Standard">
      <loext:graphic-properties draw:fill="none"/>
      <style:paragraph-properties fo:margin-left="0.75in" fo:margin-right="0in" fo:text-align="justify" style:justify-single-word="false" fo:hyphenation-ladder-count="no-limit" fo:text-indent="0in" style:auto-text-indent="false" fo:background-color="transparent">
        <style:tab-stops/>
      </style:paragraph-properties>
      <style:text-properties style:text-underline-style="none" fo:font-weight="bold" officeooo:rsid="001dca11" officeooo:paragraph-rsid="001dca11" style:font-weight-asian="bold" style:font-weight-complex="bold" fo:hyphenate="false"/>
    </style:style>
    <style:style style:name="P24" style:family="paragraph" style:parent-style-name="Standard" style:master-page-name="">
      <loext:graphic-properties draw:fill="none"/>
      <style:paragraph-properties fo:margin-left="0.75in" fo:margin-right="0in" fo:text-align="justify" style:justify-single-word="false" fo:hyphenation-ladder-count="no-limit" fo:text-indent="0in" style:auto-text-indent="false" style:page-number="auto" fo:background-color="transparent">
        <style:tab-stops/>
      </style:paragraph-properties>
      <style:text-properties style:text-underline-style="none" officeooo:rsid="000e2826" officeooo:paragraph-rsid="000e2826" fo:hyphenate="false"/>
    </style:style>
    <style:style style:name="P25" style:family="paragraph" style:parent-style-name="Standard">
      <style:paragraph-properties fo:margin-left="0.5in" fo:margin-right="0in" fo:text-indent="0in" style:auto-text-indent="false">
        <style:tab-stops/>
      </style:paragraph-properties>
      <style:text-properties style:font-name="Manjari Regular" fo:font-size="10.5pt" fo:language="es" fo:country="AR" style:text-underline-style="none" style:font-size-asian="10.5pt"/>
    </style:style>
    <style:style style:name="P26" style:family="paragraph" style:parent-style-name="Standard">
      <style:paragraph-properties fo:margin-left="0.5in" fo:margin-right="0in" fo:text-indent="0in" style:auto-text-indent="false">
        <style:tab-stops/>
      </style:paragraph-properties>
      <style:text-properties style:font-name="Manjari Regular" fo:font-size="10.5pt" fo:language="es" fo:country="AR" style:text-underline-style="none" officeooo:paragraph-rsid="0011b64f" style:font-size-asian="10.5pt"/>
    </style:style>
    <style:style style:name="P27" style:family="paragraph" style:parent-style-name="Standard" style:master-page-name="">
      <loext:graphic-properties draw:fill="none"/>
      <style:paragraph-properties fo:margin-left="0.8752in" fo:margin-right="0in" fo:text-align="justify" style:justify-single-word="false" fo:hyphenation-ladder-count="no-limit" fo:text-indent="0in" style:auto-text-indent="false" style:page-number="auto" fo:background-color="transparent">
        <style:tab-stops/>
      </style:paragraph-properties>
      <style:text-properties style:font-name="Manjari Regular" fo:font-size="10.5pt" fo:language="es" fo:country="AR" style:text-underline-style="none" fo:font-weight="bold" officeooo:rsid="0021f47c" officeooo:paragraph-rsid="0021f47c" style:font-size-asian="10.5pt" style:font-weight-asian="bold" style:font-weight-complex="bold" fo:hyphenate="false"/>
    </style:style>
    <style:style style:name="P28" style:family="paragraph" style:parent-style-name="Standard" style:list-style-name="L1" style:master-page-name="">
      <loext:graphic-properties draw:fill="none"/>
      <style:paragraph-properties fo:margin-left="0.8752in" fo:margin-right="0in" fo:text-align="justify" style:justify-single-word="false" fo:hyphenation-ladder-count="no-limit" fo:text-indent="-0.1866in" style:auto-text-indent="false" style:page-number="auto" fo:background-color="transparent">
        <style:tab-stops/>
      </style:paragraph-properties>
      <style:text-properties style:font-name="Manjari Regular" fo:font-size="10.5pt" fo:language="es" fo:country="AR" style:text-underline-style="none" fo:font-weight="bold" officeooo:rsid="00200fca" officeooo:paragraph-rsid="00200fca" style:font-size-asian="10.5pt" style:font-weight-asian="bold" style:font-weight-complex="bold" fo:hyphenate="false"/>
    </style:style>
    <style:style style:name="P29" style:family="paragraph" style:parent-style-name="Standard">
      <loext:graphic-properties draw:fill="none"/>
      <style:paragraph-properties fo:margin-left="0.8752in" fo:margin-right="0in" fo:text-align="justify" style:justify-single-word="false" fo:hyphenation-ladder-count="no-limit" fo:text-indent="-0.1866in" style:auto-text-indent="false" fo:background-color="transparent">
        <style:tab-stops/>
      </style:paragraph-properties>
      <style:text-properties style:font-name="Manjari Regular" fo:font-size="10.5pt" fo:language="es" fo:country="AR" style:text-underline-style="none" fo:font-weight="bold" officeooo:rsid="00200fca" officeooo:paragraph-rsid="00200fca" style:font-size-asian="10.5pt" style:font-weight-asian="bold" style:font-weight-complex="bold" fo:hyphenate="false"/>
    </style:style>
    <style:style style:name="P30" style:family="paragraph" style:parent-style-name="Standard">
      <loext:graphic-properties draw:fill="none"/>
      <style:paragraph-properties fo:margin-left="0.8752in" fo:margin-right="0in" fo:text-align="justify" style:justify-single-word="false" fo:hyphenation-ladder-count="no-limit" fo:text-indent="-0.1866in" style:auto-text-indent="false" fo:background-color="transparent">
        <style:tab-stops/>
      </style:paragraph-properties>
      <style:text-properties style:font-name="Manjari Regular" fo:font-size="10.5pt" fo:language="es" fo:country="AR" style:text-underline-style="none" fo:font-weight="bold" officeooo:rsid="0021f47c" officeooo:paragraph-rsid="0021f47c" style:font-size-asian="10.5pt" style:font-weight-asian="bold" style:font-weight-complex="bold" fo:hyphenate="false"/>
    </style:style>
    <style:style style:name="P31" style:family="paragraph" style:parent-style-name="Standard" style:list-style-name="L1" style:master-page-name="">
      <loext:graphic-properties draw:fill="none"/>
      <style:paragraph-properties fo:margin-left="0.8752in" fo:margin-right="0in" fo:margin-top="0in" fo:margin-bottom="0in" loext:contextual-spacing="false" fo:line-height="100%" fo:text-align="justify" style:justify-single-word="false" fo:hyphenation-ladder-count="no-limit" fo:text-indent="-0.1866in" style:auto-text-indent="false" style:page-number="auto" fo:background-color="transparent" style:writing-mode="lr-tb">
        <style:tab-stops/>
      </style:paragraph-properties>
      <style:text-properties style:font-name="Manjari Regular" fo:font-size="10.5pt" fo:language="es" fo:country="AR" style:text-underline-style="none" fo:font-weight="bold" officeooo:rsid="00200fca" officeooo:paragraph-rsid="002307ab" style:font-size-asian="10.5pt" style:font-weight-asian="bold" style:font-weight-complex="bold" fo:hyphenate="false"/>
    </style:style>
    <style:style style:name="P32" style:family="paragraph" style:parent-style-name="Standard" style:list-style-name="L1">
      <loext:graphic-properties draw:fill="none"/>
      <style:paragraph-properties fo:margin-left="0.8752in" fo:margin-right="0in" fo:margin-top="0in" fo:margin-bottom="0in" loext:contextual-spacing="false" fo:line-height="100%" fo:text-align="justify" style:justify-single-word="false" fo:hyphenation-ladder-count="no-limit" fo:text-indent="-0.1866in" style:auto-text-indent="false" fo:background-color="transparent" style:writing-mode="lr-tb">
        <style:tab-stops/>
      </style:paragraph-properties>
      <style:text-properties style:font-name="Manjari Regular" fo:font-size="10.5pt" fo:language="es" fo:country="AR" style:text-underline-style="none" fo:font-weight="bold" officeooo:rsid="002307ab" officeooo:paragraph-rsid="002307ab" style:font-size-asian="10.5pt" style:font-weight-asian="bold" style:font-weight-complex="bold" fo:hyphenate="false"/>
    </style:style>
    <style:style style:name="P33" style:family="paragraph" style:parent-style-name="Text_20_body" style:master-page-name="">
      <loext:graphic-properties draw:fill="none"/>
      <style:paragraph-properties fo:margin-left="0.8118in" fo:margin-right="0in" fo:margin-top="0in" fo:margin-bottom="0in" loext:contextual-spacing="false" fo:line-height="100%" fo:text-align="justify" style:justify-single-word="false" fo:hyphenation-ladder-count="no-limit" fo:text-indent="0in" style:auto-text-indent="false" style:page-number="auto" fo:background-color="transparent">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21f47c" style:text-blinking="false" fo:background-color="transparent" fo:hyphenate="false"/>
    </style:style>
    <style:style style:name="P34" style:family="paragraph" style:parent-style-name="Text_20_body" style:master-page-name="">
      <loext:graphic-properties draw:fill="none"/>
      <style:paragraph-properties fo:margin-left="0.8118in" fo:margin-right="0in" fo:margin-top="0in" fo:margin-bottom="0in" loext:contextual-spacing="false" fo:line-height="100%" fo:text-align="justify" style:justify-single-word="false" fo:hyphenation-ladder-count="no-limit" fo:text-indent="0in" style:auto-text-indent="false" style:page-number="auto" fo:background-color="transparent">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21f47c" style:text-blinking="false" fo:background-color="transparent" fo:hyphenate="false"/>
    </style:style>
    <style:style style:name="P35" style:family="paragraph" style:parent-style-name="Text_20_body" style:master-page-name="">
      <loext:graphic-properties draw:fill="none"/>
      <style:paragraph-properties fo:margin-left="0.8118in" fo:margin-right="0in" fo:margin-top="0in" fo:margin-bottom="0in" loext:contextual-spacing="false" fo:line-height="100%" fo:hyphenation-ladder-count="no-limit" fo:text-indent="0in" style:auto-text-indent="false" style:page-numb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fo:hyphenate="false"/>
    </style:style>
    <style:style style:name="P36" style:family="paragraph" style:parent-style-name="Text_20_body">
      <loext:graphic-properties draw:fill="none"/>
      <style:paragraph-properties fo:margin-left="0.8118in" fo:margin-right="0in" fo:margin-top="0in" fo:margin-bottom="0in" loext:contextual-spacing="false" fo:line-height="100%" fo:hyphenation-ladder-count="no-limit" fo:text-indent="0in" style:auto-text-indent="false" fo:background-color="transparent" style:writing-mode="lr-tb">
        <style:tab-stops>
          <style:tab-stop style:position="0.0626in"/>
        </style:tab-stops>
      </style:paragraph-properties>
      <style:text-properties officeooo:paragraph-rsid="0021f47c" fo:hyphenate="false"/>
    </style:style>
    <style:style style:name="P37" style:family="paragraph" style:parent-style-name="Text_20_body">
      <loext:graphic-properties draw:fill="none"/>
      <style:paragraph-properties fo:margin-left="0.8118in" fo:margin-right="0in" fo:margin-top="0in" fo:margin-bottom="0in" loext:contextual-spacing="false" fo:line-height="100%" fo:hyphenation-ladder-count="no-limit" fo:text-indent="0in" style:auto-text-indent="false" fo:background-color="transparent" style:writing-mode="lr-tb">
        <style:tab-stops>
          <style:tab-stop style:position="0.0626in"/>
        </style:tab-stops>
      </style:paragraph-properties>
      <style:text-properties officeooo:paragraph-rsid="002307ab" fo:hyphenate="false"/>
    </style:style>
    <style:style style:name="P38" style:family="paragraph" style:parent-style-name="Table_20_Contents">
      <style:paragraph-properties fo:text-align="center" style:justify-single-word="false"/>
      <style:text-properties style:font-name="Manjari Regular" fo:font-size="10.5pt" officeooo:rsid="0024fed2" officeooo:paragraph-rsid="0024fed2" style:font-size-asian="10.5pt"/>
    </style:style>
    <style:style style:name="T1" style:family="text">
      <style:text-properties style:font-name="Manjari Regular" fo:font-size="18pt" fo:language="es" fo:country="AR" fo:font-style="italic" style:text-underline-style="none" style:text-underline-mode="continuous" style:text-overline-mode="continuous" style:text-line-through-mode="continuous" style:font-size-asian="18pt" style:font-style-asian="italic" style:font-size-complex="18pt" style:font-style-complex="italic"/>
    </style:style>
    <style:style style:name="T2" style:family="text">
      <style:text-properties style:font-name="Manjari Regular" fo:font-size="18pt" fo:language="es" fo:country="AR" style:text-underline-style="none" style:text-underline-mode="continuous" style:text-overline-mode="continuous" style:text-line-through-mode="continuous" style:font-size-asian="18pt" style:font-size-complex="18pt"/>
    </style:style>
    <style:style style:name="T3" style:family="text">
      <style:text-properties style:font-name="Manjari Regular" fo:font-size="10.5pt" fo:language="es" fo:country="AR" style:font-size-asian="10.5pt"/>
    </style:style>
    <style:style style:name="T4" style:family="text">
      <style:text-properties style:font-name="Manjari Regular" fo:font-size="10.5pt" fo:language="es" fo:country="AR" officeooo:rsid="000dafda" style:font-size-asian="10.5pt"/>
    </style:style>
    <style:style style:name="T5" style:family="text">
      <style:text-properties style:font-name="Manjari Regular" fo:font-size="10.5pt" fo:language="es" fo:country="AR" officeooo:rsid="00132cf3" style:font-size-asian="10.5pt"/>
    </style:style>
    <style:style style:name="T6" style:family="text">
      <style:text-properties style:font-name="Manjari Regular" fo:font-size="10.5pt" fo:language="es" fo:country="AR" fo:font-weight="bold" style:font-size-asian="10.5pt" style:font-weight-asian="bold" style:font-weight-complex="bold"/>
    </style:style>
    <style:style style:name="T7" style:family="text">
      <style:text-properties style:font-name="Manjari Regular" fo:font-size="10.5pt" fo:language="es" fo:country="AR" fo:font-weight="bold" officeooo:rsid="001a2c20" style:font-size-asian="10.5pt" style:font-weight-asian="bold" style:font-weight-complex="bold"/>
    </style:style>
    <style:style style:name="T8" style:family="text">
      <style:text-properties style:font-name="Manjari Regular" fo:font-size="10.5pt" fo:language="es" fo:country="AR" fo:font-weight="normal" style:font-size-asian="10.5pt" style:font-weight-asian="normal" style:font-weight-complex="normal"/>
    </style:style>
    <style:style style:name="T9" style:family="text">
      <style:text-properties style:font-name="Manjari Regular" fo:font-size="10.5pt" fo:language="es" fo:country="AR" fo:font-weight="normal" officeooo:rsid="001752c4" style:font-size-asian="10.5pt" style:font-weight-asian="normal" style:font-weight-complex="normal"/>
    </style:style>
    <style:style style:name="T10" style:family="text">
      <style:text-properties style:font-name="Manjari Regular" fo:font-size="10.5pt" fo:language="es" fo:country="AR" fo:font-weight="normal" officeooo:rsid="0018dea0" style:font-size-asian="10.5pt" style:font-weight-asian="normal" style:font-weight-complex="normal"/>
    </style:style>
    <style:style style:name="T11" style:family="text">
      <style:text-properties style:font-name="Manjari Regular" fo:font-size="10.5pt" fo:language="es" fo:country="AR" fo:font-weight="normal" officeooo:rsid="001a2c20" style:font-size-asian="10.5pt" style:font-weight-asian="normal" style:font-weight-complex="normal"/>
    </style:style>
    <style:style style:name="T12" style:family="text">
      <style:text-properties style:font-name="Manjari Regular" fo:font-size="10.5pt" fo:language="es" fo:country="AR" fo:font-weight="normal" officeooo:rsid="001c2215" style:font-size-asian="10.5pt" style:font-weight-asian="normal" style:font-weight-complex="normal"/>
    </style:style>
    <style:style style:name="T13" style:family="text">
      <style:text-properties style:font-name="Manjari Regular" fo:font-size="10.5pt" fo:language="es" fo:country="AR" fo:font-weight="normal" officeooo:rsid="001c7aff" style:font-size-asian="10.5pt" style:font-weight-asian="normal" style:font-weight-complex="normal"/>
    </style:style>
    <style:style style:name="T14" style:family="text">
      <style:text-properties style:font-name="Manjari Regular" fo:font-size="10.5pt" fo:language="es" fo:country="AR" fo:font-weight="normal" officeooo:rsid="001e44bf" style:font-size-asian="10.5pt" style:font-weight-asian="normal" style:font-weight-complex="normal"/>
    </style:style>
    <style:style style:name="T15" style:family="text">
      <style:text-properties officeooo:rsid="0011b64f"/>
    </style:style>
    <style:style style:name="T16" style:family="text">
      <style:text-properties style:text-position="super 58%" style:font-name="Manjari Regular" fo:font-size="10.5pt" fo:language="es" fo:country="AR" officeooo:rsid="00132cf3" style:font-size-asian="10.5pt"/>
    </style:style>
    <style:style style:name="T17" style:family="text">
      <style:text-properties style:text-position="super 58%" style:font-name="Manjari Regular" fo:font-size="10.5pt" fo:language="es" fo:country="AR" fo:font-weight="normal" officeooo:rsid="001a2c20" style:font-size-asian="10.5pt" style:font-weight-asian="normal" style:font-weight-complex="normal"/>
    </style:style>
    <style:style style:name="T18" style:family="text">
      <style:text-properties style:text-position="0% 100%" style:font-name="Manjari Regular" fo:font-size="10.5pt" fo:language="es" fo:country="AR" officeooo:rsid="00132cf3" style:font-size-asian="10.5pt"/>
    </style:style>
    <style:style style:name="T19" style:family="text">
      <style:text-properties style:text-position="0% 100%" style:font-name="Manjari Regular" fo:font-size="10.5pt" fo:language="es" fo:country="AR" fo:font-weight="normal" officeooo:rsid="001a2c20" style:font-size-asian="10.5pt"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e44bf" style:font-weight-asian="normal" style:font-weight-complex="normal"/>
    </style:style>
    <style:style style:name="T22" style:family="text">
      <style:text-properties fo:font-weight="normal" officeooo:rsid="0021f47c" style:font-weight-asian="normal" style:font-weight-complex="normal"/>
    </style:style>
    <style:style style:name="T23" style:family="text">
      <style:text-properties fo:language="es" fo:country="AR" officeooo:rsid="0021f47c" style:font-size-asian="10.5pt" style:font-weight-asian="bold" style:font-weight-complex="bold"/>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21f47c"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fo:font-weight="normal"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fo:font-weight="normal" officeooo:rsid="001e44bf"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Arial" fo:font-size="11pt" fo:font-style="normal" fo:font-weight="normal" officeooo:rsid="0021f47c"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Arial" fo:font-size="11pt" fo:font-style="normal" fo:font-weight="normal" officeooo:rsid="002307ab"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Arial" fo:font-size="11pt" fo:font-style="normal" fo:font-weight="normal" officeooo:rsid="0024fed2" style:text-blinking="false" fo:background-color="transparent" loext:char-shading-value="0"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2">Capacitación:</text:span></text:span><text:span text:style-name="Default_20_Paragraph_20_Font"><text:span text:style-name="T1">Chicas Waskiris</text:span></text:span></text:p>
      <text:p text:style-name="P10">Charla: El lado divertido de las matemáticas</text:p>
      <text:p text:style-name="P11"/>
      <text:p text:style-name="P3"/>
      <text:p text:style-name="P4"/>
      <text:p text:style-name="P3"/>
      <text:p text:style-name="P9">1. Motivos y Objetivos</text:p>
      <text:p text:style-name="P5">El objetivo de la charla es motivar y cambiar la percepción negativa de las matemáticas con ejemplos que presenten, de una forma amena, la conexión existente entre las matemáticas y otras disciplinas o actividades directamente vinculadas con la vida cotidiana.</text:p>
      <text:p text:style-name="P3"/>
      <text:p text:style-name="P9">2. Modalidad de la Charla</text:p>
      <text:p text:style-name="P5">Se realizará la exposición de cada punto de forma interactiva, un primer punto será abordado y luego se realizará la interacción con el grupo, para motivar el interés por el área de las matemáticas. </text:p>
      <text:p text:style-name="P3"/>
      <text:p text:style-name="P9">3. Duración</text:p>
      <text:p text:style-name="P3">Una sesión de 2 horas.</text:p>
      <text:p text:style-name="P3"/>
      <text:p text:style-name="P9">4. Perfil del grupo de aprendizaje</text:p>
      <text:p text:style-name="P5">Estudiante de últimos años de colegiatura, con conocimientos básicos en algebra, trigonometría, aritmética y geometría. </text:p>
      <text:p text:style-name="P3"/>
      <text:p text:style-name="P9">5. Contenido de la Charla</text:p>
      <text:list xml:id="list1219829142" text:style-name="L1">
        <text:list-item>
          <text:p text:style-name="P6">Breve historia del origen de las Matemáticas. (15 – 20 min)</text:p>
          <text:list>
            <text:list-item>
              <text:p text:style-name="P6">Los primeros números de la historia, y que pasa con el cero.</text:p>
            </text:list-item>
            <text:list-item>
              <text:p text:style-name="P6">Origen del algebra, trigonometría, aritmética y geometría. <text:tab/></text:p>
            </text:list-item>
            <text:list-item>
              <text:p text:style-name="P6">Principales acontecimientos y personalidades en la historia de las matemáticas.</text:p>
            </text:list-item>
            <text:list-item>
              <text:p text:style-name="P6">Juego, calculando el numero Pi</text:p>
            </text:list-item>
          </text:list>
        </text:list-item>
      </text:list>
      <text:p text:style-name="P3"/>
      <text:list xml:id="list74929571053551" text:continue-numbering="true" text:style-name="L1">
        <text:list-item>
          <text:p text:style-name="P6">Las Matemáticas no son solo ecuaciones (25 – 30 min)</text:p>
          <text:list>
            <text:list-item>
              <text:p text:style-name="P6">Un uso cotidiano: Obteniendo las calorías en los alimentos.</text:p>
            </text:list-item>
            <text:list-item>
              <text:p text:style-name="P6">Otro uso cotidiano: Eligiendo nuestro mejor programa de ahorro.</text:p>
            </text:list-item>
            <text:list-item>
              <text:p text:style-name="P6">Aplicaciones en las Ciencias, el grupo de chicas seleccionan la mitad de aplicaciones que sean de su interés</text:p>
              <text:list>
                <text:list-item>
                  <text:p text:style-name="P6">Diseño de construcciones → Arquitectura, Ing. Civil.</text:p>
                </text:list-item>
                <text:list-item>
                  <text:p text:style-name="P6">Análisis de rendimiento en deportistas → Probabilidad, Estadística.</text:p>
                </text:list-item>
                <text:list-item>
                  <text:p text:style-name="P6">Medicina del siglo XXI. → Electromedicina, Análisis de epidemias, simulación de cirugías.</text:p>
                </text:list-item>
                <text:list-item>
                  <text:p text:style-name="P6">Diseños de moda→ geometría, proporciones,</text:p>
                </text:list-item>
                <text:list-item>
                  <text:p text:style-name="P6">Manufactura → fabricas, producción alimentos, construcción autos, automatización, robótica→ eléctrica, electrónica, mecánica, etc.</text:p>
                </text:list-item>
                <text:list-item>
                  <text:p text:style-name="P6">Matemáticas financieras.</text:p>
                </text:list-item>
                <text:list-item>
                  <text:p text:style-name="P6">Telecomunicaciones → transmisión de ondas, antenas, espectro electromagnético</text:p>
                </text:list-item>
                <text:list-item>
                  <text:p text:style-name="P6">Simulaciones por computador→ arqueología, geología, medicina, planeamiento urbano.</text:p>
                </text:list-item>
                <text:list-item>
                  <text:p text:style-name="P6">Cálculo, ¿realmente un dolor de cabeza? → modelado</text:p>
                </text:list-item>
                <text:list-item>
                  <text:p text:style-name="P6">Biología</text:p>
                </text:list-item>
                <text:list-item>
                  <text:p text:style-name="P6">Física Cuántica.</text:p>
                </text:list-item>
                <text:list-item>
                  <text:p text:style-name="P6">Cosmología.</text:p>
                </text:list-item>
                <text:list-item>
                  <text:p text:style-name="P6">Producción de música digital.</text:p>
                </text:list-item>
                <text:list-item>
                  <text:p text:style-name="P6">Tratamiento de imágenes digitales → cine, aplicaciones móviles, televisión, contenido multimedia.</text:p>
                </text:list-item>
                <text:list-item>
                  <text:p text:style-name="P6">Machine Learning → Inteligencia Artificial.</text:p>
                </text:list-item>
              </text:list>
            </text:list-item>
            <text:list-item>
              <text:p text:style-name="P6">Juego, cuadros mágicos 3x3 </text:p>
            </text:list-item>
          </text:list>
        </text:list-item>
      </text:list>
      <text:p text:style-name="P19"/>
      <text:list xml:id="list74930633483171" text:continue-numbering="true" text:style-name="L1">
        <text:list-item>
          <text:p text:style-name="P6"><text:soft-page-break/>Breve descripción del cálculo y algebra (20 - 30 min)</text:p>
          <text:list>
            <text:list-item>
              <text:p text:style-name="P6">Panorama general sobre que es el calculo</text:p>
              <text:list>
                <text:list-item>
                  <text:p text:style-name="P6">Funciones</text:p>
                </text:list-item>
                <text:list-item>
                  <text:p text:style-name="P6">Límites</text:p>
                </text:list-item>
                <text:list-item>
                  <text:p text:style-name="P6">Derivadas</text:p>
                </text:list-item>
                <text:list-item>
                  <text:p text:style-name="P6">Integrales</text:p>
                </text:list-item>
              </text:list>
            </text:list-item>
            <text:list-item>
              <text:p text:style-name="P6">Panorama general sobre algebra lineal</text:p>
              <text:list>
                <text:list-item>
                  <text:p text:style-name="P6">Matrices </text:p>
                </text:list-item>
                <text:list-item>
                  <text:p text:style-name="P6">Operaciones básicas con matrices</text:p>
                </text:list-item>
                <text:list-item>
                  <text:p text:style-name="P6">Sistemas de ecuaciones</text:p>
                </text:list-item>
                <text:list-item>
                  <text:p text:style-name="P6">Didáctica, el grupo forma sus matrices para sumar, restar y multiplicar</text:p>
                </text:list-item>
              </text:list>
            </text:list-item>
          </text:list>
        </text:list-item>
        <text:list-item>
          <text:p text:style-name="P6">Transformando los números (20 - 30 min)</text:p>
          <text:list>
            <text:list-item>
              <text:p text:style-name="P6">Música, Escuchando los números</text:p>
              <text:list>
                <text:list-item>
                  <text:p text:style-name="P6">Concepto de Ondas, frecuencia, amplitud.</text:p>
                </text:list-item>
                <text:list-item>
                  <text:p text:style-name="P6">Concepto de adquisición de sonido</text:p>
                </text:list-item>
                <text:list-item>
                  <text:p text:style-name="P6">Concepto de muestreo</text:p>
                </text:list-item>
                <text:list-item>
                  <text:p text:style-name="P6">Concepto de ruido</text:p>
                </text:list-item>
                <text:list-item>
                  <text:p text:style-name="P6">Mezcladoras de sonido → logaritmos (ganancia, atenuación, etc.)</text:p>
                </text:list-item>
                <text:list-item>
                  <text:p text:style-name="P6">Demostración de los conceptos utilizando “Audacity”</text:p>
                </text:list-item>
              </text:list>
            </text:list-item>
            <text:list-item>
              <text:p text:style-name="P6">Imágenes, Observando los números</text:p>
              <text:list>
                <text:list-item>
                  <text:p text:style-name="P6">Como funciona una imagen</text:p>
                </text:list-item>
                <text:list-item>
                  <text:p text:style-name="P6">Como se adquiere una imagen</text:p>
                </text:list-item>
                <text:list-item>
                  <text:p text:style-name="P6">Ruido en las imágenes</text:p>
                </text:list-item>
                <text:list-item>
                  <text:p text:style-name="P6">Imágenes solo son matrices.</text:p>
                </text:list-item>
                <text:list-item>
                  <text:p text:style-name="P6">Técnicas básicas de mejoramiento de imágenes</text:p>
                  <text:list>
                    <text:list-item>
                      <text:p text:style-name="P2">Blurring</text:p>
                    </text:list-item>
                    <text:list-item>
                      <text:p text:style-name="P6">Modificando el brillo y contraste</text:p>
                    </text:list-item>
                    <text:list-item>
                      <text:p text:style-name="P6">Conversión de espacios de color</text:p>
                    </text:list-item>
                    <text:list-item>
                      <text:p text:style-name="P6">Blending</text:p>
                    </text:list-item>
                  </text:list>
                </text:list-item>
                <text:list-item>
                  <text:p text:style-name="P18">Demostración de manejo de imágenes con OpenCv o GIMP</text:p>
                </text:list-item>
              </text:list>
            </text:list-item>
          </text:list>
        </text:list-item>
        <text:list-item>
          <text:p text:style-name="P6">Cierre de la charla con un video de 5 minutos ¿Para qué sirven las matemáticas?</text:p>
        </text:list-item>
      </text:list>
      <text:p text:style-name="P20"/>
      <text:p text:style-name="P3"/>
      <text:p text:style-name="P9">6. Materiales y recursos didácticos necesarios</text:p>
      <text:p text:style-name="P9"/>
      <text:p text:style-name="P3">Los materiales a utilizar son:</text:p>
      <text:list xml:id="list74929711130641" text:continue-numbering="true" text:style-name="L1">
        <text:list-item>
          <text:list>
            <text:list-item>
              <text:list>
                <text:list-item>
                  <text:p text:style-name="P6">20 hojas</text:p>
                </text:list-item>
                <text:list-item>
                  <text:p text:style-name="P6">20 bolígrafos</text:p>
                </text:list-item>
                <text:list-item>
                  <text:p text:style-name="P6">10 computadores para un grupo de 20 personas</text:p>
                </text:list-item>
                <text:list-item>
                  <text:p text:style-name="P6">Refrigerio para 20 personas</text:p>
                </text:list-item>
                <text:list-item>
                  <text:p text:style-name="P6">80 Cubos para algebra lineal</text:p>
                </text:list-item>
              </text:list>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6"><text:span text:style-name="T15">Desarrollo de la charla </text:span></text:p>
      <text:p text:style-name="P25"/>
      <text:list xml:id="list74929623961981" text:continue-numbering="true" text:style-name="L1">
        <text:list-item>
          <text:list>
            <text:list-item>
              <text:p text:style-name="P7">Origen del algebra, trigonometría, aritmética y geometría. </text:p>
              <text:p text:style-name="P12"><text:span text:style-name="T4"/></text:p>
              <text:p text:style-name="P12"><text:span text:style-name="T4">E</text:span><text:span text:style-name="T3">l </text:span><text:span text:style-name="T6">álgebra</text:span><text:span text:style-name="T3"> es una rama de la matemática que emplea números, letras y signos para generalizar las distintas operaciones aritméticas y analizarlas de un punto abstracto y genérico. A lo largo de la historia esta ciencia ha ido evolucionando debido a las diferentes contribuciones de las diferentes civilizaciones y culturas</text:span></text:p>
              <text:list>
                <text:list-item>
                  <text:list>
                    <text:list-item>
                      <text:p text:style-name="P12"><text:span text:style-name="T3">La civilización mesopotámica </text:span><text:span text:style-name="T5">hace finales del cuarto milenio a.C. tenía su </text:span><text:span text:style-name="T3">escritura </text:span><text:span text:style-name="T5">de forma</text:span><text:span text:style-name="T3"> cuneiforme </text:span><text:span text:style-name="T5">(símbolos en forma de cuña y clavos) realizadas sobre tablas de arcilla, se consideran evidencias matemáticas debido a que contienen diferentes problemas, planteados en ese tiempo sobre cuentas diarias, recibos, contratos. Resolvían ecuaciones de primer (ax = b) y segundo grado (ax</text:span><text:span text:style-name="T16">2</text:span><text:span text:style-name="T18"> = b)</text:span><text:span text:style-name="T5">, algunos ejemplos de hace 2100 a.C. es la tablilla de Croquetta.</text:span></text:p>
                    </text:list-item>
                    <text:list-item>
                      <text:p text:style-name="P13"><text:span text:style-name="T5">L</text:span><text:span text:style-name="T3">a civilización Egipcia hace 3100 a.C. a orillas el Nilo, por la evidencia que presenta en tumbas, templos se puede observar una notación jeroglífica, pero la fuente de información referido a las matemáticas se encontro en papiros, uno muy conservado es el papiro de </text:span><text:span text:style-name="T6">Rhind</text:span><text:span text:style-name="T8">, se desconoce el objetivo del mismo pero se piensa que estaba orientado a la enseñanza, este papiro contiene ecuaciones de primer grado en la que se resuelve con el método de la falsa posición ax + b = c. También se conoce el papiro de Moscú que presentan alrededor de 25 problemas y entre los cuáles se tienen dos problemas relacionados al calculo de volumen de una pirámide truncada.</text:span></text:p>
                    </text:list-item>
                    <text:list-item>
                      <text:p text:style-name="P14"><text:span text:style-name="T8">Los griegos </text:span><text:span text:style-name="T9">fueron quienes dieron inicio a las matemáticas como ciencia deductiva, se reconocen a tres personajes muy reconocidos, Pitágoras, Platón y Euclides. En la edad Alejandría, Diofanto es considerado el pader del algebra con su obra “Aritmética” un compilado de 189 problemas.</text:span></text:p>
                    </text:list-item>
                    <text:list-item>
                      <text:p text:style-name="P15"><text:span text:style-name="T8">La civilización China mucho mas antiguas que Grecia, presentaron un desarrollo similar al de Grecia y la India, </text:span><text:span text:style-name="T10">en el año 300 a.C. generaron grandes conocimientos en el algebra en la resolución de ecuaciones lineales, conocido “Fan Chen” similar al método de Gauss, también presentaron el conocido un libro titulado Espejo Precioso en la que se estudia ecuaciones de hasta grado 14, muy similar al triángulo de Pascal</text:span></text:p>
                    </text:list-item>
                    <text:list-item>
                      <text:p text:style-name="P16"><text:span text:style-name="T8">La civilización Hindú </text:span><text:span text:style-name="T11">presentaron progresos en algebra con el uso de símbolos, sabían que las ecuaciones cuadráticas tenían dos raíces, utilizaban el método de completar cuadrados px</text:span><text:span text:style-name="T17">2</text:span><text:span text:style-name="T19"> + qx + r = 0 y aceptaban los resultados con números negativos.</text:span></text:p>
                    </text:list-item>
                  </text:list>
                </text:list-item>
              </text:list>
            </text:list-item>
          </text:list>
        </text:list-item>
      </text:list>
      <text:p text:style-name="P17"><text:span text:style-name="T19"/></text:p>
      <text:p text:style-name="P8"><text:tab/></text:p>
      <text:p text:style-name="P24"><text:span text:style-name="T7">Trigonometría </text:span><text:span text:style-name="T11">es una rama de las matemáticas que estudia las relaciones entre los lados y los ángulos de los triángulos, de las propiedades y aplicaciones de las funciones trigonométricas de ángulos. </text:span><text:span text:style-name="T12">Los orígenes se remontan a las civilizaciones Egipcia y Babilonia, <text:s/>con la necesidad de medir ángulos </text:span><text:span text:style-name="T13">en grados, munitos y segundo adoptaron el sistema sexadecimal (60). Por lo que el siglo II a.C. Hiparco de Nicea realizó una tabla trigonométrica para resolver triángulos desde 71 grados a 180 grados. </text:span></text:p>
      <text:p text:style-name="P22"><text:span text:style-name="T8">Es en el siglo XVIII, que el matemático Leonard Euler fundó la trigonometría moderna y definió las funciones trigonométricas utilizando números complejos.</text:span></text:p>
      <text:p text:style-name="P22"><text:span text:style-name="T8"/></text:p>
      <text:p text:style-name="P23"><text:span text:style-name="T3">Geometría </text:span><text:span text:style-name="T14">(Del Griego geo = Tierra y Metria = Medida) </text:span><text:span text:style-name="T8">es el campo del conocimiento dedicado a las relaciones espaciales, junto a la teoría de números conforma el antecedente de la matemática moderna, </text:span><text:span text:style-name="T14">la principal aplicación fue la contrucción edificios, canalizaciones, y distribución de terrenos. La geometría se basaba en una colección de enunciados descubiertos empíricamente en relación con longitudes, ángulos, áreas y volúmenes de </text:span><text:soft-page-break/><text:span text:style-name="T14">diversos objetos desarrollados para satisfacer necesidades en construcción, agrimensura (medida de la tierra) y artesanía.</text:span></text:p>
      <text:p text:style-name="P23"><text:span text:style-name="T14"/></text:p>
      <text:list xml:id="list74930970372151" text:continue-numbering="true" text:style-name="L1">
        <text:list-item>
          <text:list>
            <text:list-item>
              <text:p text:style-name="P28"><text:span text:style-name="T21">J</text:span><text:span text:style-name="T20">uego, </text:span><text:span text:style-name="T22">calculando</text:span><text:span text:style-name="T20"> del número PI</text:span></text:p>
            </text:list-item>
          </text:list>
        </text:list-item>
      </text:list>
      <text:p text:style-name="P29"><text:span text:style-name="T20"/></text:p>
      <text:p text:style-name="P27"><text:span text:style-name="T20">Para el este juego se preve un programa en lenguaje C++ para la verificación del número Pi, en primer lugar se realizará una descripción del método de los polígonos luego se procede a una breve descripción del programa.</text:span></text:p>
      <text:p text:style-name="P30"><text:span text:style-name="T20"/></text:p>
      <text:p text:style-name="P33"><text:bookmark text:name="docs-internal-guid-20da0d1c-7fff-cd45-a814-f58102b473ad"/><text:span text:style-name="T23">#include &lt;iostream&gt; </text:span></text:p>
      <text:p text:style-name="P33">#include &lt;cmath&gt; // y números por el terminal, para que puedas ver el valor de pi</text:p>
      <text:p text:style-name="P35">#include &lt;fstream&gt; // matemáticas que necesito, como elevar al cuadrado y hacer la raiz cuadrada.</text:p>
      <text:p text:style-name="P36"><text:span text:style-name="T24">using namespace std; // A efectos práticos, esto es para no tener que poner "std" todo el rato.</text:span></text:p>
      <text:p text:style-name="P36"><text:span text:style-name="T24">int main(){ <text:s/>// ¡Comenzamos!</text:span></text:p>
      <text:p text:style-name="P36"><text:span text:style-name="T24">// Imprimimos en el terminal... la bienvenida </text:span></text:p>
      <text:p text:style-name="P36"><text:span text:style-name="T24">cout&lt;&lt;endl&lt;&lt;endl;</text:span></text:p>
      <text:p text:style-name="P36"><text:span text:style-name="T25">c</text:span><text:span text:style-name="T24">out&lt;&lt;"╔═╗ ┬ ┬┌─┐┌┐┌┌┬┐┬ ┬┌┬┐ ╔═╗┬─┐┌─┐┌─┐┌┬┐┬ ┬┬─┐┌─┐"&lt;&lt;endl;</text:span></text:p>
      <text:p text:style-name="P36"><text:span text:style-name="T24">cout&lt;&lt;"║═╬╗│ │├─┤│││ │ │ ││││ ╠╣ ├┬┘├─┤│ │ │ │├┬┘├┤"&lt;&lt;endl;</text:span></text:p>
      <text:p text:style-name="P36"><text:span text:style-name="T24">cout&lt;&lt;"╚═╝╚└─┘┴ ┴┘└┘ ┴ └─┘┴ ┴ ╚ ┴└─┴ ┴└─┘ ┴ └─┘┴└─└─┘"&lt;&lt;endl;</text:span></text:p>
      <text:p text:style-name="P36"><text:span text:style-name="T24">cout&lt;&lt;"______________________________________________________________________"&lt;&lt;endl&lt;&lt;endl;</text:span></text:p>
      <text:p text:style-name="P36"><text:span text:style-name="T24">cout&lt;&lt;"PRESENTA... "&lt;&lt;endl;</text:span></text:p>
      <text:p text:style-name="P36"><text:span text:style-name="T24">cout&lt;&lt;endl;</text:span></text:p>
      <text:p text:style-name="P36"><text:span text:style-name="T24">cout&lt;&lt;" ╔═╗┌─┐┬ ┌─┐┬ ┬┬ ┌─┐ ┌┬┐┌─┐ ╔═╗┬ ╔═╗┌─┐┬┬┌─┐┌─┐┌┐┌┌─┐┌─┐"&lt;&lt;endl;</text:span></text:p>
      <text:p text:style-name="P36"><text:span text:style-name="T24">cout&lt;&lt;"║ ├─┤│ │ │ ││ │ │ ││├┤ ╠═╝│ ─── ╠═╝│ ││ ││ ┬│ │││││ │└─┐"&lt;&lt;endl;</text:span></text:p>
      <text:p text:style-name="P36"><text:span text:style-name="T25">c</text:span><text:span text:style-name="T24">out&lt;&lt;" ╚═╝┴ ┴┴─┘└─┘└─┘┴─┘└─┘ ─┴┘└─┘ ╩ ┴ ╩└─┘┴─┘┴└─┘└─┘┘└┘└─┘└─┘"&lt;&lt;endl;</text:span></text:p>
      <text:p text:style-name="P36"><text:span text:style-name="T24">cout&lt;&lt;endl&lt;&lt;" Dividiendo perímetros entre diametros desde 2017"&lt;&lt;endl&lt;&lt;endl;</text:span></text:p>
      <text:p text:style-name="P36"><text:span text:style-name="T24">cout&lt;&lt;"_____________________________________________________________________________________________"&lt;&lt;endl&lt;&lt;endl;</text:span></text:p>
      <text:p text:style-name="P36"><text:span text:style-name="T24">cout&lt;&lt;" ADVERTENCIA "&lt;&lt;endl;</text:span></text:p>
      <text:p text:style-name="P36"><text:span text:style-name="T24">cout&lt;&lt;"Si está usando este código en un compilador online, puede ser que utilizar un número excesivo"&lt;&lt;endl;</text:span></text:p>
      <text:p text:style-name="P36"><text:span text:style-name="T24">cout&lt;&lt;" de lados haga que el cálculo necesite tanto tiempo para ser computado que el compilador lo"&lt;&lt;endl;</text:span></text:p>
      <text:p text:style-name="P36"><text:span text:style-name="T24">cout&lt;&lt;"aborte automáticamente. En ese caso, pruebe un número menor."&lt;&lt;endl;</text:span></text:p>
      <text:p text:style-name="P36"><text:span text:style-name="T24">int n = 12345; // NÚMERO DE LADOS DEL POLÍGONO. </text:span></text:p>
      <text:p text:style-name="P36"><text:span text:style-name="T24">// Se expulsa tal número por terminal:</text:span></text:p>
      <text:p text:style-name="P37"><text:span text:style-name="T24">cout&lt;&lt;endl&lt;&lt;"╔════════════════════════════════════════════════════════════════════════════════════════╗";</text:span></text:p>
      <text:p text:style-name="P37"><text:span text:style-name="T24">cout&lt;&lt;endl&lt;&lt;" ║Número de lados máximo del polígono : "&lt;&lt;n;</text:span></text:p>
      <text:p text:style-name="P37"><text:span text:style-name="T24">cout&lt;&lt;endl&lt;&lt;"╚════════════════════════════════════════════════════════════════════════════════════════╝";</text:span></text:p>
      <text:p text:style-name="P37"><text:span text:style-name="T24">double r=1; // Este es RADIO DE LA CIRCUNFERENCIA. Puedes cambiarlo; el valor de pi no se ve afectado.</text:span></text:p>
      <text:p text:style-name="P37"><text:span text:style-name="T24">double A; // Defino los Perímetros de los polígonos inscritos y circunscritos.</text:span></text:p>
      <text:p text:style-name="P37"><text:span text:style-name="T24">double B;</text:span></text:p>
      <text:p text:style-name="P37"><text:span text:style-name="T24">A=4*sqrt(2)*r; // Cargo los perímetros de un CUADRADO inscrito (A) y circunscrito (B). Estos valores pueden ser fácilmente</text:span></text:p>
      <text:p text:style-name="P37"><text:span text:style-name="T24">B=8*r;// obtenidos con el teorema de pitagoras, no pi required.</text:span></text:p>
      <text:p text:style-name="P37"><text:soft-page-break/><text:span text:style-name="T24">double m=4; <text:s/>// Este es el número de lados de los polígonos con los que estamos trabajando.</text:span></text:p>
      <text:p text:style-name="P37"><text:span text:style-name="T24">while (m*2&lt;=n) {// BUCLE. Si el número de lados del polígono a generar supera el número impuesto por usuario, para.</text:span></text:p>
      <text:p text:style-name="P37"><text:span text:style-name="T24">B=2*A*B/(A+B); // Calculo de los perímetros con el doble de lados. A cada vuelta los valores de A y B se sobreeescriben.</text:span></text:p>
      <text:p text:style-name="P37"><text:span text:style-name="T24">A=sqrt(A*B);</text:span></text:p>
      <text:p text:style-name="P37"><text:span text:style-name="T24">m=m*2; // El número de lados se duplica en cada vuelta.</text:span></text:p>
      <text:p text:style-name="P37"><text:span text:style-name="T24">} <text:s/>// Fin de BUCLE</text:span></text:p>
      <text:p text:style-name="P37"><text:span text:style-name="T24">double pi=( A/2/r + B/2/r)/2; // Calculamos pi como la media de los valores de pi de cada perimetro…</text:span></text:p>
      <text:p text:style-name="P37"><text:span text:style-name="T24">double err = abs(A/2/r - B/2/r )/2; <text:s/>// ... y el error como la resta.</text:span></text:p>
      <text:p text:style-name="P37"><text:span text:style-name="T24">cout.precision(15); // Estos son el número de digitos que quiero que se expulsen por pantalla. Puedes aumentarlo si quieres.</text:span></text:p>
      <text:p text:style-name="P37"><text:span text:style-name="T24">// Sacamos los resultados por pantalla para disfrute del usuario:</text:span></text:p>
      <text:p text:style-name="P37"><text:span text:style-name="T24">cout&lt;&lt;endl&lt;&lt;"╔════════════════════════════════════════════════════════════════════════════════════════╗";</text:span></text:p>
      <text:p text:style-name="P37"><text:span text:style-name="T24">cout&lt;&lt;endl&lt;&lt;" ║ <text:s/>Con un polígono de "&lt;&lt;m&lt;&lt;" lados, obtenemos:";</text:span></text:p>
      <text:p text:style-name="P37"><text:span text:style-name="T24">cout&lt;&lt;endl&lt;&lt;" ║";</text:span></text:p>
      <text:p text:style-name="P37"><text:span text:style-name="T24">cout&lt;&lt;endl&lt;&lt;" ║ <text:s/>"&lt;&lt;"Pi = "&lt;&lt;pi&lt;&lt;" +/- "&lt;&lt;err;</text:span></text:p>
      <text:p text:style-name="P37"><text:span text:style-name="T24">cout&lt;&lt;endl&lt;&lt;" ║";</text:span></text:p>
      <text:p text:style-name="P37"><text:span text:style-name="T24">cout&lt;&lt;endl&lt;&lt;" ║ <text:s/>"&lt;&lt;"o, dicho de otra manera, el valor de pi se encuentra entre";</text:span></text:p>
      <text:p text:style-name="P37"><text:span text:style-name="T24">cout&lt;&lt;endl&lt;&lt;" ║ <text:s/>"&lt;&lt;pi+err&lt;&lt;" y "&lt;&lt;pi-err;</text:span></text:p>
      <text:p text:style-name="P37"><text:span text:style-name="T24">cout&lt;&lt;endl&lt;&lt;"╚════════════════════════════════════════════════════════════════════════════════════════╝"&lt;&lt;endl&lt;&lt;endl;</text:span></text:p>
      <text:p text:style-name="P37"><text:span text:style-name="T24">return 0; </text:span></text:p>
      <text:p text:style-name="P37"><text:span text:style-name="T24">}</text:span></text:p>
      <text:p text:style-name="P37"><text:span text:style-name="T24"/></text:p>
      <text:list xml:id="list74930286616084" text:continue-numbering="true" text:style-name="L1">
        <text:list-item>
          <text:list>
            <text:list-item>
              <text:p text:style-name="P31"><text:span text:style-name="T27">J</text:span><text:span text:style-name="T26">uego, </text:span><text:span text:style-name="T28">ca</text:span><text:span text:style-name="T29">drados mágicos 3x3</text:span></text:p>
              <text:p text:style-name="P32"><text:span text:style-name="T26">Se plantea un cubo de 3x3, con una sucesión desde el número</text:span><text:span text:style-name="T30">1 al 9</text:span><text:span text:style-name="T26"> para que la suma de todos los lados sea igual </text:span><text:span text:style-name="T30">a 15</text:span></text:p>
              <text:p text:style-name="P32"><text:span text:style-name="T26"/></text:p>
            </text:list-item>
          </text:list>
        </text:list-item>
      </text:list>
      <table:table table:name="Table1" table:style-name="Table1">
        <table:table-column table:style-name="Table1.A"/>
        <table:table-column table:style-name="Table1.B"/>
        <table:table-column table:style-name="Table1.A"/>
        <table:table-row>
          <table:table-cell table:style-name="Table1.A1" office:value-type="string">
            <text:p text:style-name="P38">8</text:p>
          </table:table-cell>
          <table:table-cell table:style-name="Table1.A1" office:value-type="string">
            <text:p text:style-name="P38">1</text:p>
          </table:table-cell>
          <table:table-cell table:style-name="Table1.C1" office:value-type="string">
            <text:p text:style-name="P38">6</text:p>
          </table:table-cell>
        </table:table-row>
        <table:table-row>
          <table:table-cell table:style-name="Table1.A2" office:value-type="string">
            <text:p text:style-name="P38">3</text:p>
          </table:table-cell>
          <table:table-cell table:style-name="Table1.A2" office:value-type="string">
            <text:p text:style-name="P38">5</text:p>
          </table:table-cell>
          <table:table-cell table:style-name="Table1.C2" office:value-type="string">
            <text:p text:style-name="P38">7</text:p>
          </table:table-cell>
        </table:table-row>
        <table:table-row>
          <table:table-cell table:style-name="Table1.A2" office:value-type="string">
            <text:p text:style-name="P38">4</text:p>
          </table:table-cell>
          <table:table-cell table:style-name="Table1.A2" office:value-type="string">
            <text:p text:style-name="P38">9</text:p>
          </table:table-cell>
          <table:table-cell table:style-name="Table1.C2" office:value-type="string">
            <text:p text:style-name="P38">2</text:p>
          </table:table-cell>
        </table:table-row>
      </table:table>
      <text:list xml:id="list74929439508899" text:continue-numbering="true" text:style-name="L1">
        <text:list-item>
          <text:list>
            <text:list-header>
              <text:p text:style-name="P32"><text:span text:style-name="T26"><text:s/></text:span></text:p>
            </text:list-header>
          </text:list>
        </text:list-item>
      </text:list>
      <text:p text:style-name="P37"><text:span text:style-name="T24"/></text:p>
      <text:p text:style-name="P30"/>
      <text:p text:style-name="P2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jari Regular" svg:font-family="'Manjari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BO"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BO"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imber Maldonado</meta:initial-creator>
    <meta:creation-date>2019-10-16T18:39:00Z</meta:creation-date>
    <dc:date>2019-10-18T07:49:28.663751927</dc:date>
    <meta:editing-cycles>6</meta:editing-cycles>
    <meta:editing-duration>PT1H26M8S</meta:editing-duration>
    <meta:document-statistic meta:table-count="1" meta:image-count="0" meta:object-count="0" meta:page-count="5" meta:paragraph-count="154" meta:word-count="1677" meta:character-count="10950" meta:non-whitespace-character-count="9471"/>
    <meta:template xlink:type="simple" xlink:actuate="onRequest" xlink:title="" xlink:href="Normal.dotm"/>
  </office:meta>
</office:document-meta>
</file>